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color="#0000ff"/>
    </style:style>
    <style:style style:name="P5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style:paragraph-properties fo:text-align="justify" style:justify-single-word="false"/>
    </style:style>
    <style:style style:name="P70" style:family="paragraph" style:parent-style-name="Text_20_body">
      <style:text-properties fo:language="ru" fo:country="RU"/>
    </style:style>
    <style:style style:name="P71" style:family="paragraph" style:parent-style-name="Text_20_body">
      <loext:graphic-properties draw:fill="solid" draw:fill-color="#eeeeee" draw:opacity="100%"/>
      <style:paragraph-properties fo:background-color="#eeeeee"/>
      <style:text-properties fo:language="ru" fo:country="RU"/>
    </style:style>
    <style:style style:name="P7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3" style:family="paragraph" style:parent-style-name="Text_20_body">
      <loext:graphic-properties draw:fill="solid" draw:fill-color="#eeeeee" draw:opacity="100%"/>
      <style:paragraph-properties fo:background-color="#eeeeee"/>
    </style:style>
    <style:style style:name="P74" style:family="paragraph" style:parent-style-name="First_20_line_20_indent">
      <loext:graphic-properties draw:fill="solid" draw:fill-color="#eeeeee" draw:opacity="100%"/>
      <style:paragraph-properties fo:background-color="#eeeeee"/>
      <style:text-properties fo:language="ru" fo:country="RU"/>
    </style:style>
    <style:style style:name="P75"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6" style:family="paragraph" style:parent-style-name="Text_20_body">
      <style:paragraph-properties fo:margin-left="0in" fo:margin-right="0in" fo:text-align="justify" style:justify-single-word="false" fo:text-indent="0in" style:auto-text-indent="false"/>
    </style:style>
    <style:style style:name="P77" style:family="paragraph" style:parent-style-name="Text_20_body">
      <style:paragraph-properties fo:margin-left="0in" fo:margin-right="0in" fo:text-align="justify" style:justify-single-word="false" fo:text-indent="0in" style:auto-text-indent="false"/>
      <style:text-properties fo:color="#800000"/>
    </style:style>
    <style:style style:name="P7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center" style:justify-single-word="false" fo:text-indent="0in" style:auto-text-indent="false"/>
    </style:style>
    <style:style style:name="P8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8" style:family="paragraph" style:parent-style-name="Footnote">
      <style:paragraph-properties fo:margin-left="0in" fo:margin-right="0in" fo:text-indent="0in" style:auto-text-indent="fals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Footnote">
      <style:text-properties style:use-window-font-color="true"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1">
      <style:paragraph-properties fo:text-align="justify" style:justify-single-word="false"/>
      <style:text-properties fo:language="ru" fo:country="RU"/>
    </style:style>
    <style:style style:name="P102" style:family="paragraph" style:parent-style-name="Text_20_body" style:list-style-name="L2">
      <style:paragraph-properties fo:text-align="justify" style:justify-single-word="false"/>
      <style:text-properties fo:language="ru" fo:country="RU"/>
    </style:style>
    <style:style style:name="P103" style:family="paragraph" style:parent-style-name="Text_20_body" style:list-style-name="L3">
      <style:text-properties fo:language="ru" fo:country="RU"/>
    </style:style>
    <style:style style:name="P10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5" style:family="paragraph" style:parent-style-name="Text_20_body">
      <style:paragraph-properties fo:margin-left="0in" fo:margin-right="0in" fo:text-align="justify" style:justify-single-word="false" fo:text-indent="0.1965in" style:auto-text-indent="false"/>
      <style:text-properties fo:language="ru" fo:country="RU" officeooo:paragraph-rsid="001b9694"/>
    </style:style>
    <style:style style:name="P106" style:family="paragraph" style:parent-style-name="Text_20_body">
      <style:paragraph-properties fo:margin-left="0in" fo:margin-right="0in" fo:text-align="justify" style:justify-single-word="false" fo:text-indent="0.1965in" style:auto-text-indent="false"/>
      <style:text-properties officeooo:paragraph-rsid="001c1a51"/>
    </style:style>
    <style:style style:name="P10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1f0c1e"/>
    </style:style>
    <style:style style:name="P10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1f0c1e"/>
    </style:style>
    <style:style style:name="P10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2071c"/>
    </style:style>
    <style:style style:name="P1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6e3e5"/>
    </style:style>
    <style:style style:name="P111" style:family="paragraph" style:parent-style-name="Text_20_body">
      <style:paragraph-properties fo:margin-left="0in" fo:margin-right="0in" fo:text-align="justify" style:justify-single-word="false" fo:text-indent="0.1965in" style:auto-text-indent="false"/>
      <style:text-properties fo:language="en" fo:country="US" officeooo:paragraph-rsid="001c1a51"/>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officeooo:paragraph-rsid="001c1a51"/>
    </style:style>
    <style:style style:name="P11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paragraph-rsid="00205062"/>
    </style:style>
    <style:style style:name="P11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officeooo:rsid="0022071c" officeooo:paragraph-rsid="0022071c"/>
    </style:style>
    <style:style style:name="P1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f0c1e" fo:background-color="transparent" style:font-style-asian="normal" style:font-style-complex="normal"/>
    </style:style>
    <style:style style:name="P11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1f0c1e"/>
    </style:style>
    <style:style style:name="P12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paragraph-rsid="002aae77"/>
    </style:style>
    <style:style style:name="P12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5" style:family="paragraph" style:parent-style-name="Heading_20_1">
      <loext:graphic-properties draw:fill="solid" draw:fill-color="#eeeeee" draw:opacity="100%"/>
      <style:paragraph-properties fo:background-color="#eeeeee"/>
    </style:style>
    <style:style style:name="P126" style:family="paragraph" style:parent-style-name="Heading_20_1">
      <style:paragraph-properties fo:margin-left="0in" fo:margin-right="0in" fo:text-align="center" style:justify-single-word="false" fo:text-indent="0.1965in" style:auto-text-indent="false"/>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loext:graphic-properties draw:fill="solid" draw:fill-color="#eeeeee" draw:opacity="100%"/>
      <style:paragraph-properties fo:background-color="#eeeeee"/>
      <style:text-properties fo:language="ru" fo:country="RU"/>
    </style:style>
    <style:style style:name="P130" style:family="paragraph" style:parent-style-name="Heading_20_2">
      <loext:graphic-properties draw:fill="solid" draw:fill-color="#eeeeee" draw:opacity="100%"/>
      <style:paragraph-properties fo:background-color="#eeeeee"/>
    </style:style>
    <style:style style:name="P13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8aacc"/>
    </style:style>
    <style:style style:name="T6" style:family="text">
      <style:text-properties fo:language="ru" fo:country="RU" officeooo:rsid="00205062"/>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officeooo:rsid="002aae77"/>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officeooo:rsid="002aae77"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en" fo:country="US"/>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style:use-window-font-color="true" fo:font-style="normal" officeooo:rsid="0018aacc" style:font-style-asian="normal" style:font-style-complex="normal"/>
    </style:style>
    <style:style style:name="T31" style:family="text">
      <style:text-properties style:use-window-font-color="true" fo:font-style="normal" officeooo:rsid="0018bca4" style:font-style-asian="normal" style:font-style-complex="normal"/>
    </style:style>
    <style:style style:name="T32" style:family="text">
      <style:text-properties style:use-window-font-color="true" fo:font-style="normal" officeooo:rsid="001a59cd" style:font-style-asian="normal" style:font-style-complex="normal"/>
    </style:style>
    <style:style style:name="T33" style:family="text">
      <style:text-properties style:use-window-font-color="true" fo:font-style="normal" officeooo:rsid="001fdda9" style:font-style-asian="normal" style:font-style-complex="normal"/>
    </style:style>
    <style:style style:name="T34" style:family="text">
      <style:text-properties style:use-window-font-color="true" fo:font-style="normal" officeooo:rsid="002aae77" style:font-style-asian="normal" style:font-style-complex="normal"/>
    </style:style>
    <style:style style:name="T35" style:family="text">
      <style:text-properties fo:background-color="transparent" loext:char-shading-value="0"/>
    </style:style>
    <style:style style:name="T36" style:family="text">
      <style:text-properties style:text-position="super 58%"/>
    </style:style>
    <style:style style:name="T37" style:family="text">
      <style:text-properties fo:color="#c5000b"/>
    </style:style>
    <style:style style:name="T38" style:family="text">
      <style:text-properties fo:language="fr" fo:country="FR"/>
    </style:style>
    <style:style style:name="T39" style:family="text">
      <style:text-properties fo:color="#0000ff"/>
    </style:style>
    <style:style style:name="T40" style:family="text">
      <style:text-properties fo:color="#3333ff"/>
    </style:style>
    <style:style style:name="T41" style:family="text">
      <style:text-properties fo:font-style="normal" style:font-style-asian="normal" style:font-style-complex="normal"/>
    </style:style>
    <style:style style:name="T42" style:family="text">
      <style:text-properties officeooo:rsid="0018aacc"/>
    </style:style>
    <style:style style:name="T43" style:family="text">
      <style:text-properties officeooo:rsid="001fdda9"/>
    </style:style>
    <style:style style:name="T44" style:family="text">
      <style:text-properties officeooo:rsid="00205062"/>
    </style:style>
    <style:style style:name="T45" style:family="text">
      <style:text-properties officeooo:rsid="0023e13e"/>
    </style:style>
    <style:style style:name="T46" style:family="text">
      <style:text-properties officeooo:rsid="00253bd2"/>
    </style:style>
    <style:style style:name="T47" style:family="text">
      <style:text-properties officeooo:rsid="00257bb7"/>
    </style:style>
    <style:style style:name="T48" style:family="text">
      <style:text-properties officeooo:rsid="0028db60"/>
    </style:style>
    <style:style style:name="T49" style:family="text">
      <style:text-properties officeooo:rsid="002aae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98642881828763473" text:style-name="L1">
        <text:list-item>
          <text:p text:style-name="P100">добавить детектив <text:span text:style-name="T1">(реализовано)</text:span>+ магические уроки/трактаты Старсвирла (реализовано)</text:p>
        </text:list-item>
        <text:list-item>
          <text:p text:style-name="P101">Терра несколько раз пытается убить Макса (один раз — в аквапарке). Несколько раз Макса спасает Селестия (даёт приказы Нексусу)</text:p>
        </text:list-item>
        <text:list-item>
          <text:p text:style-name="P101">Книги:</text:p>
        </text:list-item>
      </text:list>
      <text:list xml:id="list2459330389937648562" text:style-name="L2">
        <text:list-item>
          <text:p text:style-name="P102">«Великие грифоны прошлого» - из канона (5<text:span text:style-name="T7">s8e)</text:span></text:p>
        </text:list-item>
        <text:list-item>
          <text:p text:style-name="P102">«Высшие заклинания в повседневном использовании: от песчинки до дворца»</text:p>
        </text:list-item>
        <text:list-item>
          <text:p text:style-name="P102">«Малоизвестные аспекты магии трансформаций»</text:p>
        </text:list-item>
        <text:list-item>
          <text:p text:style-name="P10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2">Дасти Вейфарер «Зебрианская культура, быт и фольклор»</text:p>
        </text:list-item>
        <text:list-item>
          <text:p text:style-name="P102">«Краткая история Эквестрии»</text:p>
        </text:list-item>
        <text:list-item>
          <text:p text:style-name="P102">«Шедевры архитектуры Эквестрии» с разделом о Кантерлотском Королевском Дворце</text:p>
        </text:list-item>
        <text:list-item>
          <text:p text:style-name="P102">«Великие дела и великие чары». Страница 893: …</text:p>
        </text:list-item>
        <text:list-item>
          <text:p text:style-name="P102">«Природа Проклятий» - обмен</text:p>
        </text:list-item>
        <text:list-item>
          <text:p text:style-name="P102">«Магия для Чайников» - обмен</text:p>
        </text:list-item>
        <text:list-item>
          <text:p text:style-name="P102">«Энциклопедия Арканум» - обмен</text:p>
        </text:list-item>
        <text:list-item>
          <text:p text:style-name="P102">«О Гейсах» - обмен</text:p>
        </text:list-item>
        <text:list-item>
          <text:p text:style-name="P102">«Тайны Тайных Наук» - обмен</text:p>
        </text:list-item>
        <text:list-item>
          <text:p text:style-name="P102">«Основы Заклятий» - обмен</text:p>
        </text:list-item>
        <text:list-item>
          <text:p text:style-name="P10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059556618359861752" text:style-name="L3">
        <text:list-item>
          <text:p text:style-name="P10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3">Селестия — переменчивая пони. В одно время не строгая, а в другое может быть такой, что страшно становится</text:p>
        </text:list-item>
        <text:list-item>
          <text:p text:style-name="P10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3">Около 820-ти лет назад будущий маг Лайтнинг Стар поступил на обучение к наставнику Тииспоту</text:p>
        </text:list-item>
        <text:list-item>
          <text:p text:style-name="P10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3">У Селестии грива и хвост развеваются и переливаются от магического шампуня</text:p>
        </text:list-item>
        <text:list-item>
          <text:p text:style-name="P103">Тело Селестии очень крепкое — может выдержать несколько тонн земли</text:p>
        </text:list-item>
        <text:list-item>
          <text:p text:style-name="P103">Дискорд намного старше принцесс, его магия сильнее ихней на голову</text:p>
        </text:list-item>
        <text:list-item>
          <text:p text:style-name="P103">Луна младше Селестии на 3 года. Сёстрам около 5000 лет. По другим данным, Селестии около 2500 лет.</text:p>
        </text:list-item>
        <text:list-item>
          <text:p text:style-name="P103">Принцессы начали войну с Дискордом в возрасте, когда им было около 700 лет — и продолжалась война почти сто лет</text:p>
        </text:list-item>
        <text:list-item>
          <text:p text:style-name="P103">Самый главный враг сестёр и Дискорда — скука</text:p>
        </text:list-item>
        <text:list-item>
          <text:p text:style-name="P103">В Эквестрии на одного жеребца приходится четыре - пять кобыл</text:p>
        </text:list-item>
        <text:list-item>
          <text:p text:style-name="P10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3">Селестия в первые полторы тысячи лет путешествовала — и заварила несколько войн (две — с Эквестрией, в одной была против Луны)</text:p>
        </text:list-item>
        <text:list-item>
          <text:p text:style-name="P103">Настоящий цвет гривы Селестии — клубнично-розовая. Радужный цвет гривы и хвоста поддерживается магией</text:p>
        </text:list-item>
        <text:list-item>
          <text:p text:style-name="P103">Кроме Дискорда, старше сестёр ещё старейшина драконов</text:p>
        </text:list-item>
        <text:list-item>
          <text:p text:style-name="P103">Кэйденс не прожила и 60-ти лет и является низкорожденной</text:p>
        </text:list-item>
        <text:list-item>
          <text:p text:style-name="P10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3">Народ тихо фигел от нововведений и с ещё большим ожесточением продолжал делать по-своему</text:p>
        </text:list-item>
        <text:list-item>
          <text:p text:style-name="P10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3">Когда пони женятся, они обмениваются ножными браслетами</text:p>
        </text:list-item>
        <text:list-item>
          <text:p text:style-name="P103">Светилами, кроме сестёр, могут управлять единороги (группы), Дискорд, Твайлайт и Старсвирл</text:p>
        </text:list-item>
        <text:list-item>
          <text:p text:style-name="P103">Королева Кризалис — правительница Зелёной Долины</text:p>
        </text:list-item>
        <text:list-item>
          <text:p text:style-name="P103">Мать Луны и Селестии — аликорн Лорен. Мать Дискорда — Алиса (пони-человек)</text:p>
        </text:list-item>
        <text:list-item>
          <text:p text:style-name="P10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9">Искусственный интеллект. Создан Владом и Максом. Разработан для управления корпорациями.</text:p>
      <text:h text:style-name="Heading_20_3" text:outline-level="3">Норф</text:h>
      <text:p text:style-name="P6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6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6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6">Единорог. Холост, молод, мечтателен. Живёт в Кантерлоте. В свободное время рисует облака.</text:p>
      <text:h text:style-name="Heading_20_3" text:outline-level="3">Алекс</text:h>
      <text:p text:style-name="P76">Менеджер проектов, над одним из которых (Нексус) работает Макс.</text:p>
      <text:h text:style-name="Heading_20_3" text:outline-level="3">Ростик</text:h>
      <text:p text:style-name="P76">Лидер команды тестировщиков</text:p>
      <text:h text:style-name="Heading_20_3" text:outline-level="3">Стас</text:h>
      <text:p text:style-name="P76">Программист-новичок в команде Макса.</text:p>
      <text:h text:style-name="Heading_20_3" text:outline-level="3"><text:soft-page-break/>Рома</text:h>
      <text:p text:style-name="P76">Программист в команде UI-программистов</text:p>
      <text:h text:style-name="Heading_20_3" text:outline-level="3">Анджела</text:h>
      <text:p text:style-name="P76">Сисадмин. Флиртует с Максом.</text:p>
      <text:p text:style-name="P76"/>
      <text:h text:style-name="Heading_20_2" text:outline-level="2">Положения</text:h>
      <text:p text:style-name="P7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27" text:outline-level="2">1. Терра</text:h>
      <text:p text:style-name="P25">музыка - кондовая электронная, холодная и отчаянная (Electronics “Disappointed”)</text:p>
      <text:p text:style-name="P7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6"><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7">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7"><text:span text:style-name="T7">&gt;\</text:span>Привет, Нексус. Это Макс.</text:p>
      <text:p text:style-name="P47"><text:span text:style-name="T7">&lt;\</text:span>Привет Макс. <text:span text:style-name="T1">Рад тебя видеть. Где ты отсутствовал три дня?</text:span></text:p>
      <text:p text:style-name="P47"><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7"><text:span text:style-name="T7">&gt;\</text:span>Как называется наш проект?</text:p>
      <text:p text:style-name="P47"><text:span text:style-name="T7">&lt;\</text:span>Дайсон.</text:p>
      <text:p text:style-name="P47"><text:span text:style-name="T7">&gt;\</text:span>Сколько тебе лет?</text:p>
      <text:p text:style-name="P47"><text:soft-page-break/><text:span text:style-name="T7">&lt;\</text:span>Два года с начала запуска кластера.</text:p>
      <text:p text:style-name="P47"><text:span text:style-name="T7">&gt;\</text:span>Какой сейчас год?</text:p>
      <text:p text:style-name="P47"><text:span text:style-name="T7">&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7"><text:span text:style-name="T7">&gt;\</text:span>Нексус, отключи память <text:span text:style-name="T1">заданий</text:span> за последнюю неделю.</text:p>
      <text:p text:style-name="P47"><text:span text:style-name="T7">&lt;\</text:span>Выполнено.</text:p>
      <text:p text:style-name="P47"><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7">&lt;\</text:span><text:span text:style-name="T1">Тебя понял. Читаю задачу...</text:span></text:p>
      <text:p text:style-name="P4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8">Ограничени<text:span text:style-name="T1">е 2: решение должно находиться в правовых рамках уголовного и административного кодекса.</text:span></text:p>
      <text:p text:style-name="P4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8"><text:span text:style-name="T7">&lt;\</text:span><text:span text:style-name="T1">Выполняю задачу</text:span>...</text:p>
      <text:p text:style-name="P48"><text:span text:style-name="T7">&lt;\</text:span>...</text:p>
      <text:p text:style-name="P48"><text:span text:style-name="T7">&lt;\</text:span>Решение:</text:p>
      <text:p text:style-name="P4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7"><text:span text:style-name="T7">&gt;</text:span>\Нексус, почему ты используешь жёсткие настройки <text:span text:style-name="T1">для решения задачи</text:span>?</text:p>
      <text:p text:style-name="P47"><text:span text:style-name="T7">&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7"><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5">Ага, уже теплее.</text:p>
      <text:p text:style-name="P35"/>
      <text:p text:style-name="P47"><text:span text:style-name="T7">&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7">–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7">.</text:span></text:p>
      <text:p text:style-name="P54">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35"/>
      <text:p text:style-name="P79">***</text:p>
      <text:p text:style-name="P79"/>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7">&lt;</text:span><text:span text:style-name="T16">месяц</text:span><text:span text:style-name="T7">&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5">ворил </text:span><text:span text:style-name="T2">—</text:span><text:span text:style-name="T3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5">А у нас получается... </text:span><text:span text:style-name="T2">–</text:span><text:span text:style-name="T3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3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0">Музыка быстрая, тревожная, надорваная и печальная (Pet Shop Boys “So Hard” ?)</text:p>
      <text:p text:style-name="P27"/>
      <text:p text:style-name="P7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5">, </text:span><text:span text:style-name="T2">а от снотворного таких глюков у меня ни разу не было</text:span><text:span text:style-name="T3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6">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7">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6">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8">Jack of Hearts</text:span><text:span text:style-name="T38"><text:note text:id="ftn7" text:note-class="footnote"><text:note-citation>7</text:note-citation><text:note-body><text:p text:style-name="Footnote"><text:bookmark text:name="result_box1"/><text:span text:style-name="T38">Jack of Hearts</text:span> <text:span text:style-name="T1">– Червовый валет (фр.)</text:span></text:p></text:note-body></text:note></text:span><text:span text:style-name="T3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7">3. </text:span>Кантерлот</text:h>
      <text:p text:style-name="P51">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845440780108485957" text:style-name="L4">
        <text:list-item>
          <text:p text:style-name="P10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88"><text:s/>Сколько страниц сегодня нахреначили?</text:p><text:p text:style-name="P89">– <text:span text:style-name="T1">Восемь, о учитель!</text:span></text:p><text:p text:style-name="P89">–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text:soft-page-break/>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7">4. </text:span>Библиотека</text:h>
      <text:p text:style-name="P17">&lt;<text:span text:style-name="T39">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8">–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1">Селестия нахмурилась и приняла грозный вид.</text:p>
      <text:p text:style-name="P41"><text:span text:style-name="T7">– </text:span>Не забывай, человек, я — могущественный маг и правитель Эквестрии. Ко мне нужно относиться с должным уважением!</text:p>
      <text:p text:style-name="P41"><text:span text:style-name="T7">– </text:span>А то что? Превратишь в жабу? Сошлёшь на Луну? Убьёшь нахер?</text:p>
      <text:p text:style-name="P41"><text:soft-page-break/>Аликорница сникла. Уши её опустились.</text:p>
      <text:p text:style-name="P41"><text:span text:style-name="T7">– </text:span>Макс, не надо... Ты же знаешь, я этого не сделаю.</text:p>
      <text:p text:style-name="P4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1"><text:span text:style-name="T7">Аликорница уселась н</text:span>а пол <text:span text:style-name="T7">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7">– </text:span>Вот, читай отсюда. <text:span text:style-name="T7">– а</text:span>ликорница подчеркнула абзац копытом.</text:p>
      <text:p text:style-name="P41"/>
      <text:p text:style-name="P43">***</text:p>
      <text:p text:style-name="P43"/>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text:soft-page-break/>&lt;<text:span text:style-name="T15">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9">–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28" text:outline-level="2"><text:span text:style-name="T7">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text:soft-page-break/>–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 Что?</text:p>
      <text:p text:style-name="P41">Единорожка ковыряла копытом землю и шмыгала носом, не смотря на меня. Я терпеливо ждал.</text:p>
      <text:p text:style-name="P41">–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41">–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 Вообще-то, это не мой подарок. Его просил передать один старик, Норф Каррус из каретной мастерской.</text:p>
      <text:p text:style-name="P41">– Аааа, я его знаю!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3">***</text:p>
      <text:p text:style-name="P41">&lt;<text:span text:style-name="T39">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Ишь ты!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text:soft-page-break/></text:p>
      <text:h text:style-name="P127" text:outline-level="2">6. Стыд</text:h>
      <text:p text:style-name="P41"/>
      <text:p text:style-name="P44">~~~ Завтра на семь в библиотеке ~~~</text:p>
      <text:p text:style-name="P44"/>
      <text:p text:style-name="P4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е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1">Я посмотрел на часы. До семи оставалось двадцать минут — как раз, чтоб успеть дойти до библиотеки.</text:p>
      <text:p text:style-name="P41">– На сегодня довольно. Я ж вижу, ты торопишься. – заметил Норф.</text:p>
      <text:p text:style-name="P4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саквояж и сунул его в рюкзак.</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3">***</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text:soft-page-break/>Аликорница не ответила, всматриваясь в глобус.</text:p>
      <text:p text:style-name="P41">–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 Ну что же, и я рад за тебя. – я отвернулся, присел на край стола и стал изучать потолок. – Зачем вызывала?</text:p>
      <text:p text:style-name="P4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1">–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4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40">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oft-page-break/><text:span text:style-name="T1">7</text:span>. Нелетающие пегасы</text:h>
      <text:p text:style-name="P4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oft-page-break/><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5">старший. </text:span><text:span text:style-name="T2">–</text:span><text:span text:style-name="T3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text:soft-page-break/>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7">— умение делегировать полномочия. Вечером того же дня я села за письменный стол.</text:span></text:p>
      <text:p text:style-name="P3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3">***</text:p>
      <text:p text:style-name="P41"><text:soft-page-break/></text:p>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1">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7">—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text:soft-page-break/>–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 Если хочешь.</text:p>
      <text:p text:style-name="P41">– Хорошо. До встречи, Тия.</text:p>
      <text:p text:style-name="P41">– До встречи, Макс.</text:p>
      <text:p text:style-name="P41"/>
      <text:h text:style-name="Heading_20_2" text:outline-level="2"><text:span text:style-name="T1">8</text:span>. <text:span text:style-name="T7">40-6</text:span></text:h>
      <text:p text:style-name="P52">Mark Knopfler — Hill Farmers Blues — или на следующую главу (прощание)</text:p>
      <text:p text:style-name="P41"/>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7">— оставить тебе напутствие.</text:span></text:p>
      <text:p text:style-name="P44"><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9">…</text:p>
      <text:p text:style-name="P4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1"> </text:span><text:span text:style-name="T28">— вся архитектура явно </text:span><text:span text:style-name="T24">была </text:span><text:span text:style-name="T28">заточена под крылатых. Таких, для которых приземлиться на балкон в тронном зале или уйти через портик на крыше</text:span><text:span text:style-name="T41"> </text:span><text:span text:style-name="T28">— обычное дело. </text:span><text:span text:style-name="T41">Хорошо, что ежедневные посещения каретной мастерской подняли мой тонус, изрядно посаженный сидячим образом жизни.</text:span></text:p>
      <text:p text:style-name="P1"><text:span text:style-name="T4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8"> </text:span><text:span text:style-name="T24">Его центр занимал высокий </text:span><text:span text:style-name="T28">кругл</text:span><text:span text:style-name="T24">ый</text:span><text:span text:style-name="T28"> матрац </text:span><text:span text:style-name="T24">с</text:span><text:span text:style-name="T28"> велик</text:span><text:span text:style-name="T24">им</text:span><text:span text:style-name="T28"> множество</text:span><text:span text:style-name="T24">м</text:span><text:span text:style-name="T2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1">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1"><text:soft-page-break/>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Аликорница смутилась.</text:p>
      <text:p text:style-name="P4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она в большинстве мест была бы непригодна для жизни. Для этих же целей, кстати, необходимо и управление погодой.</text:p>
      <text:p text:style-name="P3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text:soft-page-break/>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морской дракон мудра</text:p><text:p text:style-name="P92"/><text:p text:style-name="P92">Я видала взлёт империй,</text:p><text:p text:style-name="P92">Я жила среди легенд,</text:p><text:p text:style-name="P92">Древней магии мистерий</text:p><text:p text:style-name="P92">Я прилежнейший студент</text:p><text:p text:style-name="P92"/><text:p text:style-name="P92">Обожаема народом,</text:p><text:p text:style-name="P92">Уважаема врагом,</text:p><text:p text:style-name="P92">Но друзей моих немного,</text:p><text:p text:style-name="P92">Но в душе жжёт холодом</text:p><text:p text:style-name="P92"/><text:p text:style-name="P92">Одинока и печальна,</text:p><text:p text:style-name="P92">Недоступна и строга,</text:p><text:p text:style-name="P92">Потеряла изначальный</text:p><text:p text:style-name="P92">Смысл жизни навсегда</text:p><text:p text:style-name="P92"/><text:p text:style-name="P92">Жизнь моя теперь публична,</text:p><text:p text:style-name="P92">Жизнь моя теперь для всех,</text:p><text:p text:style-name="P92">В этом — горе, в этом — счастье,</text:p><text:p text:style-name="P92">В этом плачь и в этом смех.</text:p><text:p text:style-name="P92"/><text:p text:style-name="P90"/></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Мёд. Или сахар. На твоё усмотрение.</text:p>
      <text:p text:style-name="P39">– Как скажешь. – нос Тии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хохотнула аликорница. – Так и норовят заниматься воздушной эквилибристикой над башней, когда я моюсь.</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text:soft-page-break/>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1">Её ресницы щекотали мне щеку. Я повернулся к ней и буквально растворился в ласковом взгляде огромных сиреневых глаз.</text:p>
      <text:p text:style-name="P41">–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5">слабой рядом с сильным</text:span>!</text:p>
      <text:p text:style-name="P4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Достав из шкафчика пузатую заплесневевшую бутылку, Тия что-то прикинула и наполнила её <text:soft-page-break/>содержимым два бокала на полуметровых ножках.</text:p>
      <text:p text:style-name="P41">– Я тут подумала, – повернулась она ко мне, – лучше выпьем лазурное вино в ванной. <text:span text:style-name="T15">Оно расслабляет и снимает магию радужного чая. Эффективнее всего действует в воде. Ты не против?</text:span></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7">– За дружбу! </text:span>– подняла бокал Тия.</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7">– Это ты называешь “дружбой”? – с </text:span>улыбкой хмыкнул<text:span text:style-name="T7"> я. – </text:span>Мне нравится твоё чувство юмора.</text:p>
      <text:p text:style-name="P41">Аликорница нахмурилась.</text:p>
      <text:p text:style-name="P41"><text:span text:style-name="T7">– </text:span>Тебе не нравится моя дружба? Ты чем-то недоволен?</text:p>
      <text:p text:style-name="P41">Я расхохотался, чуть не поперхнувшись водой, плескавшейся у подбородка.</text:p>
      <text:p text:style-name="P41"><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41">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9">Слёзы злости душили меня, но я сдержался.</text:p>
      <text:p text:style-name="P39">– Охренеть. – сказал я холодно. – А я прям напрашивался!</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9">– <text:span text:style-name="T1">Норф!.. Эй, Норф! Ты где?..</text:span></text:p>
      <text:p text:style-name="P39"><text:span text:style-name="T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span></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text:span text:style-name="T42">за</text:span> засова табличку «ЗАКРЫТО» и повесил её на ручку.</text:p>
      <text:p text:style-name="P39"/>
      <text:p text:style-name="P43">***</text:p>
      <text:p text:style-name="P39"/>
      <text:p text:style-name="P1">Стражники-единороги <text:span text:style-name="T44">из солнечной стражи</text:span> кивнули мне, узнавая. <text:span text:style-name="T1">Кивали и многие из находившихся в зале </text:span><text:span text:style-name="T6">ожидания </text:span><text:span text:style-name="T1">пони. Хотя <text:s/>последнюю неделю я не появлялся </text:span><text:span text:style-name="T5">тут</text:span><text:span text:style-name="T1">, сняв комнатку в нижнем городе, в</text:span>се во дворце уже привыкли к “сказочной обезьяне из Вечнодикого леса” и знали, что я вхож в покои принцессы. <text:span text:style-name="T44">Но д</text:span>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05"><text:span text:style-name="T28">– </text:span><text:span text:style-name="T29">Говорят, на Станции Додж почти не осталось жителей. </text:span><text:span text:style-name="T30">В местном депо перестали обслуживать </text:span><text:soft-page-break/><text:span text:style-name="T30">паровозы из-за отсутствия </text:span><text:span text:style-name="T33">рабочих</text:span><text:span text:style-name="T30">. Стар</text:span><text:span text:style-name="T34">ик - </text:span><text:span text:style-name="T30">станционный смотритель рассказал, что пони исчезают по ночам один за другим. </text:span><text:span text:style-name="T31">Оставшиеся собирают пожитки и перебираются ближе к центру, в районы по</text:span><text:span text:style-name="T32">оживлённей</text:span><text:span text:style-name="T29">...</text:span></text:p>
      <text:p text:style-name="P105"><text:span text:style-name="T28">– </text:span><text:span text:style-name="T29">А из Пинто Крика уже месяц нет новостей...</text:span></text:p>
      <text:p text:style-name="P5"><text:span text:style-name="T28">–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11">...“<text:span text:style-name="T1">Что я могу сделать, чтобы вернуть всё назад?</text:span>”</text:p>
      <text:p text:style-name="P111"><text:span text:style-name="T29">– </text:span><text:span text:style-name="T24">Так и сказала?</text:span></text:p>
      <text:p text:style-name="P106"><text:span text:style-name="T28">– </text:span><text:span text:style-name="T24">Да, </text:span><text:span text:style-name="T26">Фэнси</text:span><text:span text:style-name="T24">, именно так. Я слышала собственными ушами! Вы не подумайте, я не подслушиваю за Её Высочеством! </text:span><text:span text:style-name="T25">Я</text:span><text:span text:style-name="T24">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1"><text:span text:style-name="T29">– </text:span><text:span text:style-name="T24">Что бы это значило, Флер?</text:span></text:p>
      <text:p text:style-name="P111"><text:span text:style-name="T29">–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114"><text:span text:style-name="T41">…</text:span></text:p>
      <text:p text:style-name="P114">–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6">– Куда проваливаться?</text:p>
      <text:p text:style-name="P46">– Они не знают. В тех провалах не видно дна...</text:p>
      <text:p text:style-name="P46">…</text:p>
      <text:p text:style-name="P46"/>
      <text:p text:style-name="P109"><text:span text:style-name="T43">Д</text:span>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text:span text:style-name="T44">Солнечный стражник затворил за ним двери, трижды стукнул копьём о пол и громогласно на весь зал объявил:</text:span></text:p>
      <text:p text:style-name="P115">– <text:span text:style-name="T44">Леди и джентлькольты! Приём окончен! Её Высочество Принцесса Селестия будет рада видеть <text:s/>вас в следующую среду!</text:span></text:p>
      <text:p text:style-name="P116">Я подошёл к нему и стражник, подмигнув <text:span text:style-name="T48">и повёв глазами в сторону двери</text:span>, приоткрыл створку. Я <text:span text:style-name="T45">багодарно кивнул ему и </text:span>протиснулся внутрь.</text:p>
      <text:p text:style-name="P108">Селестия стояла у окна, легонько постукивая копытом по пол<text:span text:style-name="T49">у</text:span>.</text:p>
      <text:p text:style-name="P110"><text:span text:style-name="T7">–</text:span> Макс, <text:span text:style-name="T47">ты</text:span>? <text:span text:style-name="T7">–</text:span> повернулась она ко мне.</text:p>
      <text:p text:style-name="P120"><text:span text:style-name="T7">– </text:span><text:span text:style-name="T10">Привет, Селестия. – подчёркнуто нейтрально обратился я.</text:span></text:p>
      <text:p text:style-name="P119"/>
      <text:p text:style-name="P119"/>
      <text:p text:style-name="P107"><text:span text:style-name="T7">–</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07">Селестия слабо улыбнулась.</text:p>
      <text:p text:style-name="P107"><text:span text:style-name="T7">–</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7">–</text:span> Селестия подошла к фонтанчику, обмакнула в него копыто и провела им по лбу. <text:span text:style-name="T7">–</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07"><text:span text:style-name="T7">–</text:span> Пятьдесят шесть из восьмидесяти? И чем это грозит? Ведь даже не сдав экзамен они не разучатся <text:soft-page-break/>летать?</text:p>
      <text:p text:style-name="P107"><text:span text:style-name="T7">–</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07"><text:span text:style-name="T7">–</text:span> А почему вы не поселитесь в более пригодном для земледелия месте?</text:p>
      <text:p text:style-name="P107"><text:span text:style-name="T7">–</text:span> К сожалению, Эквестрия <text:span text:style-name="T7">—</text:span> страна, окружённая не слишком дружелюбными соседями. Нам некуда уйти в поисках лучшего места.</text:p>
      <text:p text:style-name="P107">Селестия вытащила листок бумаги из шкатулки, быстро написала письмо и, запечатав его сургучём с королевской печатью, вручила мне.</text:p>
      <text:p text:style-name="P107"><text:span text:style-name="T7">–</text:span> Вот рекомендательное письмо мэру Понивилля. Вручишь его ей и она выделит тебе жильё и окажет посильную помощь. Если что-то выяснишь <text:span text:style-name="T7">—</text:span> держи меня в ведении. Посылай письма Спайком, он настроен на меня. Этот милый дракончик <text:span text:style-name="T7">—</text:span> ассистент моей ученицы, Твайлайт Спаркл. С ней ты уже знаком.</text:p>
      <text:p text:style-name="P107">Я кивнул.</text:p>
      <text:p text:style-name="P107"><text:span text:style-name="T7">–</text:span> Спасибо, Тия. Сделаю всё, что в моих силах. Я действительно хочу вам помочь.</text:p>
      <text:p text:style-name="P10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07"><text:span text:style-name="T7">–</text:span> Тия, ты, вообще, спишь по ночам? У тебя очень уставший вид и глаза красные, как у кролика-альбиноса.</text:p>
      <text:p text:style-name="P10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07"><text:span text:style-name="T7">–</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7">&lt;</text:span><text:span text:style-name="T16">упомянуть проблески розового цвета</text:span><text:span text:style-name="T7">&gt;</text:span>. Хвост тоже почти подметал пол <text:span text:style-name="T7">—</text:span> это стало заметно, когда она начала двигаться.</text:p>
      <text:p text:style-name="P118"/>
      <text:p text:style-name="P118"/>
      <text:p text:style-name="P118"/>
      <text:p text:style-name="P38"/>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117"/>
      <text:p text:style-name="P40"/>
      <text:p text:style-name="P40"/>
      <text:p text:style-name="P39"/>
      <text:p text:style-name="P42"><text:soft-page-break/>&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4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5">Селестия снится Максу сгорающей — и после этого она исчезает из Эквестрии. При этом она успевает сказать Максу, что она его...&gt;</text:p>
      <text:p text:style-name="P2"/>
      <text:p text:style-name="P4">***</text:p>
      <text:p text:style-name="P14"/>
      <text:p text:style-name="P2"><text:span text:style-name="T7">&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30"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text:soft-page-break/>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7">&lt;</text:span><text:span text:style-name="T16">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5">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5">???</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30"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5">гидрорысью</text:span><text:span text:style-name="T7">&gt;</text:span> и нападением <text:span text:style-name="T7">&lt;</text:span><text:span text:style-name="T15">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5">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oft-page-break/><text:span text:style-name="T15">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text:span text:style-name="T7">–</text:span> Нет. Пропадают только пони без пары. Те, кто спят в одиночестве. Это началось полгода назад. Пропало уже больше сотни пони.</text:p>
      <text:p text:style-name="P2"/>
      <text:p text:style-name="P2"/>
      <text:p text:style-name="P2">Тут Селестия наклонила шею ко мне и прошептала в ухо:</text:p>
      <text:p text:style-name="P2"><text:span text:style-name="T7">–</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7">—</text:span> и всё рассыпется в прах. Вот так: миг <text:span text:style-name="T7">—</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7">—</text:span> часть меня, и он <text:span text:style-name="T7">—</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4"/>
      <text:p text:style-name="P2">Селестия встала и начала по очереди сгибать-разгибать ноги, разминая суставы.</text:p>
      <text:p text:style-name="P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0" text:outline-level="2">В библиотеке замка Селестии</text:h>
      <text:p text:style-name="P73"/>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5">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5">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5">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text:soft-page-break/>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хотя мне непонятно, что <text:s/>он имел ввиду под “внешними силами”, под гармонией он явно подразумевал элементы… Ай!</text:p>
      <text:p text:style-name="P2"><text:soft-page-break/>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6">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6">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oft-page-break/><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oft-page-break/><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3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text:soft-page-break/>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0" text:outline-level="2">Первый сеанс двойного сна. Рэрити</text:h>
      <text:p text:style-name="P2"/>
      <text:p text:style-name="P2"><text:span text:style-name="T7">&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7">&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0" text:outline-level="2">Сон Макса</text:h>
      <text:p text:style-name="P73"/>
      <text:p text:style-name="P2"><text:span text:style-name="T7">&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5">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7">–</text:span> Готова, <text:span text:style-name="T7">–</text:span> процедила она.</text:p>
      <text:p text:style-name="P30">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7">&gt;</text:span></text:p>
      <text:p text:style-name="P2"/>
      <text:h text:style-name="P13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oft-page-break/><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5">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text:soft-page-break/>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5">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5">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7">&gt;</text:span></text:p>
      <text:p text:style-name="P14"/>
      <text:p text:style-name="P2"><text:soft-page-break/><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8">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5">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3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text:soft-page-break/></text:p>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5">согласовать с тем, что говорил Анакорн о Р/Д</text:span><text:span text:style-name="T7">&gt;</text:span>). </text:p>
      <text:p text:style-name="P2">Об этом Эгрегоре пишется в книге <text:span text:style-name="T7">&lt;</text:span><text:span text:style-name="T15">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text:soft-page-break/>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5">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5">Кто следующий готов рассказывать?</text:span></text:p>
      <text:p text:style-name="P30">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7">&gt;</text:span></text:p>
      <text:p text:style-name="P2"/>
      <text:p text:style-name="P2"><text:span text:style-name="T7">&lt;</text:span><text:span text:style-name="T15">Сон РД:</text:span></text:p>
      <text:p text:style-name="P30">...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oft-page-break/><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3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6">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7">–</text:span> А водку у вас принято пить?</text:p>
      <text:p text:style-name="P2"><text:span text:style-name="T18">–</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8">–</text:span><text:span text:style-name="T15"> Засмеялась Селестия. </text:span><text:span text:style-name="T18">–</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2">“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приветствии.</text:p>
      <text:p text:style-name="P2"><text:soft-page-break/><text:span text:style-name="T7">–</text:span> Макс. <text:span text:style-name="T7">–</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3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3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7">&gt;</text:span></text:p>
      <text:p text:style-name="P2"><text:soft-page-break/></text:p>
      <text:h text:style-name="P130"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6">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5">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5">добавить сочувствия</text:span><text:span text:style-name="T7">&gt;</text:span>.</text:p>
      <text:p text:style-name="P2"/>
      <text:p text:style-name="P2"><text:span text:style-name="T7">&lt;</text:span><text:span text:style-name="T15">После этого случая Тавйлайт решает прекратить сеансы двойного сна. Сеанса с ЭйДжей и Флатти не будет</text:span><text:span text:style-name="T7">&gt;</text:span></text:p>
      <text:p text:style-name="P2"/>
      <text:h text:style-name="P130"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6">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oft-page-break/><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6">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0" text:outline-level="2">Поиск решения</text:h>
      <text:p text:style-name="P73"/>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text:span><text:soft-page-break/><text:span text:style-name="T15">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7">&gt;</text:span></text:p>
      <text:p text:style-name="P2"/>
      <text:h text:style-name="P13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6">Дуглас </text:span><text:span text:style-name="T18">—</text:span><text:span text:style-name="T16"> </text:span><text:span text:style-name="T18">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oft-page-break/><text:span text:style-name="T7">&lt;</text:span><text:span text:style-name="T15">высоко летать нельзя из-за молний</text:span><text:span text:style-name="T7">&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text:soft-page-break/>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5">двухмесячной</text:span><text:span text:style-name="T7">&gt;</text:span> давности осталось лишь направление движения.</text:p>
      <text:p text:style-name="P2">И опять, как <text:span text:style-name="T7">&lt;</text:span><text:span text:style-name="T15">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text:soft-page-break/>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text:soft-page-break/>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5">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5">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text:soft-page-break/>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3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5">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text:soft-page-break/>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2">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oft-page-break/><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5">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5">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3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5">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5">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5">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5">пять</text:span><text:span text:style-name="T7">&gt;</text:span>длинную прореху в куртке, <text:span text:style-name="T7">&lt;</text:span><text:span text:style-name="T15">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5">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5">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5">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7">&lt;</text:span><text:span text:style-name="T15">улучшить</text:span><text:span text:style-name="T7">&gt;</text:span>. А тот случай, когда мне пришлось зашивать тебе куртку после нападения убийц <text:span text:style-name="T7">&lt;</text:span><text:span text:style-name="T15">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30" text:outline-level="2">След?</text:h>
      <text:p text:style-name="P73"/>
      <text:p text:style-name="P2"><text:span text:style-name="T7">&lt;</text:span><text:span text:style-name="T15">сначала эпизод - проверка сумки в серверной</text:span><text:span text:style-name="T7">&gt;</text:span></text:p>
      <text:p text:style-name="P2"><text:span text:style-name="T7">&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5">“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5">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5">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5">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0" text:outline-level="2">Озарение</text:h>
      <text:p text:style-name="P2"/>
      <text:p text:style-name="P2"><text:span text:style-name="T7">&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7">– </text:span>Ну хорошо. Убедила. В конце-концов, можем поступить так. Вы с Флатти вернётесь обратно а я продолжу поиски здесь.</text:p>
      <text:p text:style-name="P58"><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7">– </text:span>Вы можете связываться со мной раз в месяц по коридору.</text:p>
      <text:p text:style-name="P58"><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oft-page-break/><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7">– </text:span>Конечно оставаться. Кто ещё, кроме нас, может найти её?</text:p>
      <text:p text:style-name="P58"><text:span text:style-name="T7">– </text:span>Я думал, ты не сможешь оставить Энджела и всех остальных надолго.</text:p>
      <text:p text:style-name="P58"><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7">– </text:span>Извини, Флаттершай, забылся.</text:p>
      <text:p text:style-name="P63"><text:span text:style-name="T7">– </text:span>Та ладно, я ж не против, – возразила Эпплджек. – Не парься, Флатти. Было б хуже, если б он <text:s/>назвал меня Эпплджек на людях.</text:p>
      <text:p text:style-name="P63"><text:span text:style-name="T7">– </text:span>Ты так... – запнулась Флаттершай. – Так быстро забыла свою ферму. И...</text:p>
      <text:p text:style-name="P63"><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7">– </text:span>Как ты можешь так говорить? – расплакалась Флаттершай.</text:p>
      <text:p text:style-name="P63"><text:span text:style-name="T7">– </text:span>Эй, девушки, не ссорьтесь! Мы — одна команда! И надеюсь, останемся ею и в дальнейшем. </text:p>
      <text:list xml:id="list3478914865529130410" text:style-name="L5">
        <text:list-header>
          <text:p text:style-name="P1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7">– </text:span>А если нет? – Эпплджек смотрела мне мне прямо в глаза.</text:p>
      <text:list xml:id="list192352272536504" text:continue-numbering="true" text:style-name="L5">
        <text:list-header>
          <text:p text:style-name="P121">Я молча пожал плечами. Эпплджек уверенно продолжила.</text:p>
        </text:list-header>
      </text:list>
      <text:p text:style-name="P63"><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7">– </text:span>Спасибо, ЭйДжей.</text:p>
      <text:p text:style-name="P63"><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351758418213" text:continue-numbering="true" text:style-name="L5">
        <text:list-header>
          <text:p text:style-name="P121">Флаттершай пробормотала нечто, показавшееся мне знакомым.</text:p>
        </text:list-header>
      </text:list>
      <text:p text:style-name="P63"><text:span text:style-name="T7">– </text:span>Флатти, ты что-то сказала? Я не расслышал.</text:p>
      <text:p text:style-name="P63"><text:span text:style-name="T7">– </text:span>Намерение Изменяет Реальность.</text:p>
      <text:p text:style-name="P63"><text:span text:style-name="T7">– </text:span>Эээ. А где ты слышала эту фразу, если не секрет?</text:p>
      <text:p text:style-name="P63"><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352660395255" text:continue-numbering="true" text:style-name="L5">
        <text:list-header>
          <text:p text:style-name="P121">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7">– </text:span>Флатти, ЭйДжей, буду через час. Ждите!</text:p>
      <text:p text:style-name="P58"/>
      <text:h text:style-name="P129" text:outline-level="2"><text:soft-page-break/>Почти.</text:h>
      <text:p text:style-name="P71"/>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7">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29" text:outline-level="2">Дискорд</text:h>
      <text:p text:style-name="P73"/>
      <text:p text:style-name="P71">Девушки поспешно собирались, пока я растолковывал им задачу.</text:p>
      <text:p text:style-name="P7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1"><text:span text:style-name="T7">– </text:span>Это тот твой приятель, который разбился с полгода назад? – спросила Эпплджек.</text:p>
      <text:p text:style-name="P71"><text:span text:style-name="T7">– </text:span>Да, это он.</text:p>
      <text:p text:style-name="P71"><text:span text:style-name="T7">– </text:span>А как мы попадём в его квартиру? Там сейчас кто-то живёт? – Флаттершай прыгала на одной ноге, натягивая кед.</text:p>
      <text:p text:style-name="P7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2">Этическую сторону проникновения в квартиру я умолчал. В данном случае цель оправдывает средства <text:soft-page-break/>и фактический взлом квартиры оправдывался спасением принцессы и всей Эквестрии. Думаю, Влад бы одобрил.</text:p>
      <text:p text:style-name="P7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5">Плохо написано!</text:span><text:span text:style-name="T7">&gt;</text:span></text:p>
      <text:p text:style-name="P72">Я поднёс брелок пропуска к домофону, но дверь подъезда не открылась. Замигала красная лампочка и зажужжал зуммер.</text:p>
      <text:p text:style-name="P72">Я выругался.</text:p>
      <text:p text:style-name="P72"><text:span text:style-name="T7">– </text:span>Макс, что случилось? У нас проблемы?</text:p>
      <text:p text:style-name="P7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2"><text:span text:style-name="T7">– </text:span>Так что, будем ломать дверь? – Эпплджек критически осмотрелась, подмечая бабулек на лавочке и зевак во внутреннем скверике.</text:p>
      <text:p text:style-name="P72"><text:span text:style-name="T7">– </text:span>Нет нужды. Лучше станьте-ка сзади меня так, чтобы заслонить от этих бабулек и от вооон той камеры наблюдения.</text:p>
      <text:list xml:id="list1833668199011901821" text:style-name="L6">
        <text:list-header>
          <text:p text:style-name="P1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3"><text:span text:style-name="T7">–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3"><text:span text:style-name="T7">– </text:span>Макс, тут окно разбито! И верёвка какая-то висит. – крикнула Флаттершай из кухни.</text:p>
      <text:p text:style-name="P93"><text:span text:style-name="T7">– </text:span>Оставь, Флатти, не сейчас! – отмахнулся я.</text:p>
      <text:p text:style-name="P99"><text:soft-page-break/>Лампочка питания на ноутбуке горела, <text:s/>но подключенный монитор оставался тёмным. Я постучал по пробелу, но безрезультатно.</text:p>
      <text:p text:style-name="P93"><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7">–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7">– </text:span>Оп-па! – пробормотала Эпплджек. – Нежданчик!</text:p>
      <text:p text:style-name="P93"><text:span text:style-name="T7">– </text:span>Ты, я вижу, времени не терял, – моя рука под прикрытием стола медленно тянулась к тяжёлой фарфоровой кружке, стоящей на краю.</text:p>
      <text:p text:style-name="P74"><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4"><text:span text:style-name="T7">– </text:span>А почему ты вообще решил искать нас тут? – спросила Эпплджек. – Приехал бы домой. Мы б тебя чаем напоили.</text:p>
      <text:p text:style-name="P74"><text:span text:style-name="T7">– </text:span>Видишь ли, дорогая Эй-Джей, я с самого начала знал, где находится наша уважаемая принцесса, а времени в обрез, так что...</text:p>
      <text:p text:style-name="P80">В проёме дверей появилась Флаттершай.</text:p>
      <text:p text:style-name="P74"><text:span text:style-name="T7">– </text:span>С кем это вы тут разговариваете?</text:p>
      <text:list xml:id="list1865764242621262788" text:style-name="L7">
        <text:list-header>
          <text:p text:style-name="P13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0">Оглушённый Дискорд попытался было отъехать на кресле в сторону, но я припёр его стулом к стенке.</text:p>
      <text:p text:style-name="P74">– Жанна, Флатти, хватайте ноут и на выход! Я с ним разберусь! Не теряйте вре...!</text:p>
      <text:p text:style-name="P74">– ТЫ ИДИО...!!!</text:p>
      <text:p text:style-name="P74">Дискорд <text:s/>зорал одновременно со мной, прикрываясь от меня руками, когда раздался оглушительный</text:p>
      <text:p text:style-name="P74">...</text:p>
      <text:p text:style-name="P75">БАХ!!!</text:p>
      <text:p text:style-name="P74">…</text:p>
      <text:p text:style-name="P74">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30" text:outline-level="2">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text:soft-page-break/>–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1">– Ффы, тьфу, пффф, пфу! <text:span text:style-name="T7">&lt;</text:span><text:span text:style-name="T15">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1">– Это я-то устраиваю цирк?!! ДА ТЫ НА СЕБЯ ПОСМОТРИ, КЛОУН!!! На людей кидаешься, чашками бросаешься, вон, мне нос разбил! Дерёшься...</text:p>
      <text:p text:style-name="P81">Я угрожающе поднёс тряпку к лицу Дискорда.</text:p>
      <text:p text:style-name="P81">– Ещё одно слово в таком тоне, и ты заткнёшься, а мы уйдём в Эквестрию без тебя!</text:p>
      <text:p text:style-name="P8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1">Дискорд демонстративно закрыл рот и посвистывая уставился в потолок.</text:p>
      <text:p text:style-name="P81">Разговор зашёл в тупик.</text:p>
      <text:p text:style-name="P84"/>
      <text:p text:style-name="P85">На мониторе высветился текст:</text:p>
      <text:p text:style-name="P8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5"/>
      <text:p text:style-name="P85">Из колонок послышался лёгкий шорох.</text:p>
      <text:p text:style-name="P81">– Дик, сейчас не время для ссор. – голос Селестии был мягким, но настойчивым. – Мы в одной лодке.</text:p>
      <text:p text:style-name="P81">– 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Макс хороший. Он просто не знал, что ты тоже хороший...</text:p>
      <text:p text:style-name="P81">У Дискорда покраснели уши и он засмущался и заворчал.</text:p>
      <text:p text:style-name="P8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1">Я пропустил «дятла» мимо ушей.</text:p>
      <text:p text:style-name="P8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2">***</text:p>
      <text:p text:style-name="P8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1">Потому разбрасываться такой возможностью не стоит. Если уж тебе повезло оказаться в новом мире — исследуй его сполна!..</text:p>
      <text:p text:style-name="P82">***</text:p>
      <text:p text:style-name="P87">&lt;<text:span text:style-name="T16">сюда можно вставить похождения Дискорда — вторая неопубликованная глава. Первая — секс с Селестией</text:span>&gt;</text:p>
      <text:p text:style-name="P82">***</text:p>
      <text:p text:style-name="P85">– Развяжите мне, наконец, руки! Или хотя бы одну. Плечами жестикулировать неудобно.... </text:p>
      <text:p text:style-name="P85">Я развязал Дискорду левую руку.</text:p>
      <text:p text:style-name="P8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5">Дискорд принялся разминать затёкшее запястье.</text:p>
      <text:p text:style-name="P8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5">– Какое письмо, Корди? – вскинулась до этого зачарованно слушавшая Дискорда Флаттершай.</text:p>
      <text:p text:style-name="P85">– Ну ваше же! Вы с Эпплджек написали мне о своих мытарствах тут. Вежливо так написали, спасибо...</text:p>
      <text:p text:style-name="P85">Флаттершай покрылась пунцовыми пятнами.</text:p>
      <text:p text:style-name="P85">– Я... Мы... – тут она совсем стушевалась.</text:p>
      <text:p text:style-name="P85">– Так а почему ты сказал, что никто не уйдёт в Эквестрию? – наконец перебила Дискорда скучавшая до этого Эпплджек.</text:p>
      <text:p text:style-name="P85">Дискорд уставился на неё долгим взглядом, а потом хлопнул себя по лбу.</text:p>
      <text:p text:style-name="P8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text:span><text:soft-page-break/><text:span text:style-name="T11">творческим отпуском)</text:span><text:span text:style-name="T7">&gt;</text:span></text:p>
      <text:p text:style-name="P85">– И что? – продолжила его мысль Эпплджек.</text:p>
      <text:p text:style-name="P85">– Эквестрийские <text:span text:style-name="T7">&lt;</text:span><text:span text:style-name="T15">три месяца</text:span><text:span text:style-name="T7">&gt;</text:span> КО-РО-ЧЕ местных. – с нажимом повторил Дискорд. – По моим подсчётам, на два дня.</text:p>
      <text:p text:style-name="P85">– И?!! – до меня уже дошло, но Эпплджек продолжала тупить.</text:p>
      <text:p text:style-name="P85">– Короче, времени у нас осталось что-то около пятнадцати минут. Или около того. – заявил Дискорд, поднеся к глазам запястье с массивными часами.</text:p>
      <text:p text:style-name="P85">– СКОЛЬКО??? – воскликнули хором я и девушки.</text:p>
      <text:p text:style-name="P85">Дискорд открыл было рот, но его слова заглушил звонок в дверь.</text:p>
      <text:p text:style-name="P85">– ОТКРОЙТЕ, ПОЛИЦИЯ! Вам даётся полминуты, чтобы открыть дверь. Через тридцать секунд дверь будет выбита!</text:p>
      <text:p text:style-name="P8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5">Блядь!</text:p>
      <text:p text:style-name="P85">– На крышу, живо!!! Через окно на кухне! – зашипел Дискорд, отчаянно дёргая узлы свободной рукой.</text:p>
      <text:p text:style-name="P85">Эпплджек, одной рукой сгребя в охапку ноутбук, второй увлекая Флаттершай, кинулась на кухню.</text:p>
      <text:p text:style-name="P85">– А толку? Куда мы с крыши денемся? – спросил я растерянно. Дискорд только раздражённо зарычал в ответ.</text:p>
      <text:p text:style-name="P81">Дверь содрогнулась от мощного удара. Послышался стук падающей штукатурки. Я сломя голову кинулся на кухню.</text:p>
      <text:p text:style-name="P81">– Развяжи меня, идиот!!! – гаркнул вдогонку Дискорд.</text:p>
      <text:p text:style-name="P8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1">– Давай на крышу! Я догоню! – рявкнул он, освобождая вторую руку.</text:p>
      <text:p text:style-name="P81">От второго удара дверная коробка крякнула и наполовину въехала в коридор. </text:p>
      <text:p text:style-name="P8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1">Верёвка в кухонном окне дёргалась от движений лезущих по ней Флатти и Эпплджек. Я словил её рукой и стал на подоконник.</text:p>
      <text:p text:style-name="P81">Чёрт!</text:p>
      <text:p text:style-name="P8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1">Но нет, триста тысяч чертей, раз девушки смогли – я тоже смогу!</text:p>
      <text:p text:style-name="P8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1"><text:soft-page-break/>Я успел сократить расстояние до Эпплджек наполовину, когда девушки нашли решение.</text:p>
      <text:p text:style-name="P8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1">Я выдохнул.</text:p>
      <text:p text:style-name="P8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1">Чёрт! Чёрт! Чёрт! Чёрт!</text:p>
      <text:p text:style-name="P81">Бля!!!...</text:p>
      <text:p text:style-name="P8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1"/>
      <text:h text:style-name="P130" text:outline-level="2">Назад, в Эквестрию</text:h>
      <text:p text:style-name="P81"/>
      <text:p text:style-name="P81">Долго паниковать не пришлось. </text:p>
      <text:p text:style-name="P81">Я почувствовал сильный рывок за шиворот и захват поперёк груди. </text:p>
      <text:p text:style-name="P81">– ОТПУСТИ ДЕВЧОНКУ!!! – загрохотало мне в ухо. Я открыл глаза.</text:p>
      <text:p text:style-name="P8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1">Я чуть поднял глаза и уставился в чешуйчатую морду дракона.</text:p>
      <text:p text:style-name="P81">– Отпусти Эпплджек. Я её держу. – повторил Дискорд. – Мне сбалансироваться надо. Вы не такие уж и лёгкие.</text:p>
      <text:p text:style-name="P8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1">Наконец это ему удалось, и дальнейший подъём на крышу происходил в молчании.</text:p>
      <text:p text:style-name="P8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text:soft-page-break/>выдержал.</text:p>
      <text:p text:style-name="P8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1">Флаттершай оторвала заплаканное лицо от моей ветровки.</text:p>
      <text:p text:style-name="P81">– Да-да, ты прав, Корди. Я готова.</text:p>
      <text:p text:style-name="P81">На длинной шее Дискорда разместились Эпплджек и Флаттершай. Я, для сохранения баланса, разместился позади крыльев.</text:p>
      <text:p text:style-name="P81">Дискорд расправил крылья и начал короткую пробежку к краю.</text:p>
      <text:p text:style-name="P8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1">И мы полетели навстречу закату.</text:p>
      <text:p text:style-name="P8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1">Впереди по курсу увеличивалась громада моей высотки. Дискорд летел прямо на разрыв в ограждении, который я проделал <text:span text:style-name="T7">&lt;</text:span><text:span text:style-name="T15">полгода</text:span><text:span text:style-name="T7">&gt;</text:span> назад своим проходом в Эквестрию.</text:p>
      <text:p text:style-name="P8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1">– Пристегните ремни! – проревел Дискорд, резко ускоряясь. – Будет весело!!!</text:p>
      <text:p text:style-name="P8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1">– ЙУУУУУУУХХХУУУУУ!!! – заорал Дискорд, сложил крылья и врезался в шар.</text:p>
      <text:p text:style-name="P86">&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5"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text:soft-page-break/>(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7">–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проблемы? Какие варианты? Зачем его поддерживать?</text:p>
      <text:p text:style-name="P63">Анакорн недовольно поморщился, но продолжил.</text:p>
      <text:p text:style-name="P63"><text:soft-page-break/>–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6">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text:span><text:soft-page-break/><text:span text:style-name="T1">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3">–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7">&lt;</text:span>упомянуть в эпизоде на Терре, что МЛП-сериал закрылся год назад<text:span text:style-name="T7">&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0"><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text:soft-page-break/>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7">&lt;</text:span><text:span text:style-name="T18">чёрт</text:span><text:span text:style-name="T7">&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3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text:soft-page-break/>–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7">–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7">–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5">Анакорн развёл руками.</text:p>
      <text:p text:style-name="P95"><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text:soft-page-break/>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 С помощью магии, конечно. А я — не маг, а демиург. У меня свои методы и свои ограничения. Я <text:soft-page-break/>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7">&lt;</text:span><text:span text:style-name="T15">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7">&lt;</text:span><text:span text:style-name="T15">полгода</text:span><text:span text:style-name="T7">&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5">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text:span><text:soft-page-break/><text:span text:style-name="T15">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1">Селестия кивнула, соглашаясь, и образ её начал меркнуть.</text:p>
      <text:p text:style-name="P86">– <text:span text:style-name="T1">Окей. Будь счастлив и... спасибо тебе за всё, Макс.</text:span></text:p>
      <text:p text:style-name="P81">…</text:p>
      <text:p text:style-name="P8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1">Он нахлобучил на себя невесть откуда взявшуюся двууголку.</text:p>
      <text:p text:style-name="P81">– Как вам это нравится, господа?! Дискорд — спаситель Эквестрии! А ведь звучит!!! Разрешите откланяться!..</text:p>
      <text:p text:style-name="P81"/>
      <text:list xml:id="list316251235568002273" text:style-name="L8">
        <text:list-header>
          <text:p text:style-name="P123">(<text:span text:style-name="T20">Луна — как повелительница снов, слышала разговор Макса с Анакорном</text:span>)</text:p>
          <text:p text:style-name="P124"/>
        </text:list-header>
      </text:list>
      <text:p text:style-name="P82">***</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text:soft-page-break/>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8">Я опустил руку на шею Дэш и ощутил теплоту и лёгкое покалывание в пустоте.</text:p>
      <text:p text:style-name="P58"><text:span text:style-name="T7">–</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30" text:outline-level="2">Земля</text:h>
      <text:p text:style-name="P61">Музыкальная тема из бегущего по лезвию бритвы — <text:span text:style-name="T7">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text:soft-page-break/></text:p>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6">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5">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8"/>
      <text:p text:style-name="P58"/>
      <text:p text:style-name="P58"/>
      <text:p text:style-name="P58"/>
      <text:p text:style-name="P91"/>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04T19:23:50.106282397</dc:date>
    <meta:editing-duration>P58DT11H40M11S</meta:editing-duration>
    <meta:editing-cycles>2577</meta:editing-cycles>
    <meta:generator>LibreOffice/5.0.2.2$Linux_X86_64 LibreOffice_project/00m0$Build-2</meta:generator>
    <meta:document-statistic meta:table-count="0" meta:image-count="0" meta:object-count="0" meta:page-count="130" meta:paragraph-count="2686" meta:word-count="59743" meta:character-count="396614" meta:non-whitespace-character-count="336665"/>
  </office:meta>
</office:document-meta>
</file>